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InInterceptor.createExchange( Message messag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biInInterceptor.JbiInInterceptor( boolean ser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InInterceptor.toNMSAttachments( NormalizedMessage normalizedMessage , Message soap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biInInterceptor.handleMessage( Message messag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JbiInInterceptor.getContent( NormalizedMessage nm , Message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biInInterceptor.toNMSHeaders( NormalizedMessage normalizedMessage , Message soap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